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3.94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3.945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14.10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2cm" fo:min-width="14.105cm" loext:decorative="false"/>
      <style:paragraph-properties style:writing-mode="lr-tb"/>
    </style:style>
    <style:style style:name="gr5" style:family="graphic" style:parent-style-name="standard">
      <style:graphic-properties draw:textarea-horizontal-align="left" draw:textarea-vertical-align="middle" draw:auto-grow-height="false" fo:min-height="8.323cm" fo:min-width="14.105cm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>
      <style:paragraph-properties fo:text-align="center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0000c0" loext:opacity="100%" style:text-outline="false" style:text-line-through-style="none" style:text-line-through-type="none" style:font-name="Monospace" fo:font-size="10pt" fo:font-style="normal" fo:text-shadow="none" style:text-underline-style="none" fo:font-weight="bold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c0" loext:opacity="100%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7f0055" loext:opacity="100%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5" style:family="text">
      <style:text-properties fo:color="#000000" loext:opacity="100%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0.635cm" svg:x="1cm" svg:y="1cm">
          <text:p text:style-name="P1"><text:span text:style-name="T1">TwoWheel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445cm" svg:height="0.635cm" svg:x="1cm" svg:y="1.6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445cm" svg:height="0.635cm" svg:x="1cm" svg:y="3.54cm">
          <text:p text:style-name="P1"><text:span text:style-name="T1">Vehic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0.635cm" svg:x="1cm" svg:y="4.175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4.605cm" svg:height="0.635cm" svg:x="6.715cm" svg:y="1cm">
          <text:p text:style-name="P1">Bicyc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14.605cm" svg:height="2.222cm" svg:x="6.715cm" svg:y="1.635cm">
          <text:p text:style-name="P2"><text:span text:style-name="T2">+</text:span><text:span text:style-name="T3">gears: </text:span><text:span text:style-name="T4">int</text:span><text:span text:style-name="T5">;</text:span></text:p>
          <text:p text:style-name="P2"><text:span text:style-name="T3">+cost:</text:span><text:span text:style-name="T6"> </text:span><text:span text:style-name="T4">double</text:span><text:span text:style-name="T5">;</text:span></text:p>
          <text:p text:style-name="P2"><text:span text:style-name="T3">+weight: </text:span><text:span text:style-name="T4">double</text:span><text:span text:style-name="T5">;</text:span></text:p>
          <text:p text:style-name="P2"><text:span text:style-name="T6">+</text:span><text:span text:style-name="T3">color: </text:span><text:span text:style-name="T5">String</text:span><text:span text:style-name="T5">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4.605cm" svg:height="8.573cm" svg:x="6.715cm" svg:y="3.857cm">
          <text:p text:style-name="P4"><text:span text:style-name="T7">+Bicycle(): Bicycle;</text:span></text:p>
          <text:p text:style-name="P4"><text:span text:style-name="T7">+Bicycle(String aColor); Bicycle;</text:span></text:p>
          <text:p text:style-name="P4"><text:span text:style-name="T7">+Bicycle(int nbrOfGears): Bicycle;</text:span></text:p>
          <text:p text:style-name="P4"><text:span text:style-name="T7">+Bicycle(int nbrOfGears, double theCost, double theWeight, String aColor): Bicycle;</text:span></text:p>
          <text:p text:style-name="P4"><text:span text:style-name="T7">+outputData(); void;</text:span></text:p>
          <text:p text:style-name="P4"><text:span text:style-name="T7">+outputData(String bikeText): Bicycle;</text:span></text:p>
          <text:p text:style-name="P4"><text:span text:style-name="T7">+getGears(): int;</text:span></text:p>
          <text:p text:style-name="P4"><text:span text:style-name="T7">+getCost(): double;</text:span></text:p>
          <text:p text:style-name="P4"><text:span text:style-name="T7">+getWeight(): double;</text:span></text:p>
          <text:p text:style-name="P4"><text:span text:style-name="T7">+getColor(): String;</text:span></text:p>
          <text:p text:style-name="P4"><text:span text:style-name="T7">+setGears(int nbr): Bicycle;</text:span></text:p>
          <text:p text:style-name="P4"><text:span text:style-name="T7">+setCost(double amt): Bicycle;</text:span></text:p>
          <text:p text:style-name="P4"><text:span text:style-name="T7">+setWeight(double lbs): Bicycle;</text:span></text:p>
          <text:p text:style-name="P4"><text:span text:style-name="T7">+setColor(String theColor): Bicycle;</text:span>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draw:type="line" svg:x1="6.715cm" svg:y1="2.746cm" svg:x2="5.445cm" svg:y2="1.953cm" draw:start-shape="id1" draw:start-glue-point="5" draw:end-shape="id2" draw:end-glue-point="7" svg:d="M6715 2746l-1270-793" svg:viewBox="0 0 1271 794">
          <text:p/>
        </draw:connector>
        <draw:line draw:style-name="gr7" draw:text-style-name="P5" draw:layer="layout" svg:x1="6.397cm" svg:y1="2.587cm" svg:x2="5.445cm" svg:y2="3.85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3:35:15.677179889</meta:creation-date>
    <dc:date>2025-09-02T00:06:08.282754879</dc:date>
    <meta:editing-duration>PT8M8S</meta:editing-duration>
    <meta:editing-cycles>2</meta:editing-cycles>
    <meta:generator>LibreOffice/25.2.5.2$Linux_X86_64 LibreOffice_project/520$Build-2</meta:generator>
    <meta:document-statistic meta:object-count="9"/>
  </office:meta>
</office:document-meta>
</file>